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2.966cm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602cm" fo:min-width="4.964cm" fo:wrap-option="no-wrap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602cm" fo:min-width="5.056cm" fo:wrap-option="no-wrap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325cm" fo:min-width="3.298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cm" svg:height="3.1cm" svg:x="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3cm" svg:y1="1.9cm" svg:x2="11.4cm" svg:y2="13.7cm">
          <text:p/>
        </draw:line>
        <draw:custom-shape draw:style-name="gr3" draw:text-style-name="P2" draw:layer="layout" svg:width="5.9cm" svg:height="2cm" svg:x="12.2cm" svg:y="5.4cm">
          <text:p text:style-name="P1">Flying height</text:p>
          <draw:enhanced-geometry svg:viewBox="0 0 21600 21600" draw:text-areas="800 800 20800 20800" draw:type="round-rectangular-callout" draw:modifiers="-2507.37163192679 25950.22488755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cm" svg:height="2cm" svg:x="3.3cm" svg:y="6cm">
          <text:p text:style-name="P1">drone eye sight</text:p>
          <draw:enhanced-geometry svg:viewBox="0 0 21600 21600" draw:text-areas="800 800 20800 20800" draw:type="round-rectangular-callout" draw:modifiers="23010.9648391935 39497.4512743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2" draw:layer="layout" svg:x1="11.2cm" svg:y1="2.1cm" svg:x2="9cm" svg:y2="13.8cm">
          <text:p/>
        </draw:line>
        <draw:line draw:style-name="gr6" draw:text-style-name="P2" draw:layer="layout" svg:x1="11.3cm" svg:y1="13.582cm" svg:x2="9cm" svg:y2="13.7cm">
          <text:p/>
        </draw:line>
        <draw:custom-shape draw:style-name="gr7" draw:text-style-name="P2" draw:layer="layout" svg:width="4.1cm" svg:height="1.7cm" svg:x="3.6cm" svg:y="10cm">
          <text:p text:style-name="P1">Scan radius</text:p>
          <draw:enhanced-geometry svg:viewBox="0 0 21600 21600" draw:text-areas="800 800 20800 20800" draw:type="round-rectangular-callout" draw:modifiers="35167.8127286028 45790.4761904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4:40:46.809787166</meta:creation-date>
    <dc:date>2017-10-11T19:00:03.610966762</dc:date>
    <meta:editing-duration>PT35M43S</meta:editing-duration>
    <meta:editing-cycles>2</meta:editing-cycles>
    <meta:generator>LibreOffice/5.1.6.2$Linux_X86_64 LibreOffice_project/10m0$Build-2</meta:generator>
    <meta:document-statistic meta:object-count="7"/>
  </office:meta>
</office:document-meta>
</file>